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Normal" style:family="paragraph">
      <style:text-properties fo:language="nl" fo:country="NL"/>
    </style:style>
    <style:style style:name="P3" style:parent-style-name="ListParagraph" style:list-style-name="LFO1" style:family="paragraph"/>
    <style:style style:name="P4" style:parent-style-name="Normal" style:family="paragraph">
      <style:text-properties fo:language="nl" fo:country="NL"/>
    </style:style>
    <style:style style:name="P5" style:parent-style-name="ListParagraph" style:list-style-name="LFO1" style:family="paragraph"/>
    <style:style style:name="P6" style:parent-style-name="Normal" style:family="paragraph">
      <style:text-properties fo:language="nl" fo:country="NL"/>
    </style:style>
    <style:style style:name="P7" style:parent-style-name="ListParagraph" style:list-style-name="LFO1" style:family="paragraph"/>
    <style:style style:name="P8" style:parent-style-name="Normal" style:family="paragraph">
      <style:text-properties fo:language="nl" fo:country="NL"/>
    </style:style>
    <style:style style:name="P9" style:parent-style-name="ListParagraph" style:list-style-name="LFO1" style:family="paragraph"/>
    <style:style style:name="P10" style:parent-style-name="Normal" style:family="paragraph">
      <style:text-properties fo:language="nl" fo:country="NL"/>
    </style:style>
    <style:style style:name="P11" style:parent-style-name="Normal" style:family="paragraph">
      <style:text-properties fo:language="nl" fo:country="NL"/>
    </style:style>
    <style:style style:name="P12" style:parent-style-name="Normal" style:family="paragraph">
      <style:text-properties fo:language="nl" fo:country="NL"/>
    </style:style>
    <style:style style:name="P13" style:parent-style-name="ListParagraph" style:list-style-name="LFO1" style:family="paragraph"/>
    <style:style style:name="P14" style:parent-style-name="Normal" style:family="paragraph">
      <style:text-properties fo:language="nl" fo:country="NL"/>
    </style:style>
    <style:style style:name="P15" style:parent-style-name="ListParagraph" style:list-style-name="LFO1" style:family="paragraph"/>
    <style:style style:name="P16" style:parent-style-name="Normal" style:family="paragraph">
      <style:text-properties fo:language="nl" fo:country="NL"/>
    </style:style>
    <style:style style:name="P17" style:parent-style-name="ListParagraph" style:list-style-name="LFO1" style:family="paragraph"/>
    <style:style style:name="P18" style:parent-style-name="Normal" style:family="paragraph">
      <style:text-properties fo:language="nl" fo:country="NL"/>
    </style:style>
    <style:style style:name="P19" style:parent-style-name="ListParagraph" style:list-style-name="LFO1" style:family="paragraph"/>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text-properties fo:language="nl" fo:country="NL"/>
    </style:style>
    <style:style style:name="P23" style:parent-style-name="Normal" style:family="paragraph">
      <style:paragraph-properties fo:margin-left="0.25in">
        <style:tab-stops/>
      </style:paragraph-properties>
    </style:style>
    <style:style style:name="P24" style:parent-style-name="Normal" style:family="paragraph">
      <style:text-properties fo:language="nl" fo:country="NL"/>
    </style:style>
    <style:style style:name="P25" style:parent-style-name="Normal" style:family="paragraph">
      <style:paragraph-properties fo:margin-left="0.25in">
        <style:tab-stops/>
      </style:paragraph-properties>
    </style:style>
    <style:style style:name="P26" style:parent-style-name="Normal" style:family="paragraph">
      <style:text-properties fo:language="nl" fo:country="NL"/>
    </style:style>
    <style:style style:name="P27" style:parent-style-name="Normal" style:family="paragraph">
      <style:paragraph-properties fo:margin-left="0.25in">
        <style:tab-stops/>
      </style:paragraph-properties>
    </style:style>
    <style:style style:name="P28" style:parent-style-name="Normal" style:family="paragraph">
      <style:text-properties fo:language="nl" fo:country="NL"/>
    </style:style>
    <style:style style:name="P29" style:parent-style-name="Normal" style:family="paragraph">
      <style:text-properties fo:language="nl" fo:country="NL"/>
    </style:style>
    <style:style style:name="P30" style:parent-style-name="Normal" style:family="paragraph">
      <style:text-properties fo:language="nl" fo:country="NL"/>
    </style:style>
    <style:style style:name="P31" style:parent-style-name="Normal" style:family="paragraph">
      <style:text-properties fo:language="nl" fo:country="NL"/>
    </style:style>
    <style:style style:name="P32" style:parent-style-name="Normal" style:family="paragraph">
      <style:text-properties fo:language="nl" fo:country="NL"/>
    </style:style>
  </office:automatic-styles>
  <office:body>
    <office:text text:use-soft-page-breaks="true">
      <text:list text:style-name="LFO1" text:continue-numbering="true">
        <text:list-item>
          <text:p text:style-name="P1">Waar staat CSS voor?</text:p>
        </text:list-item>
      </text:list>
      <text:p text:style-name="P2">Cascading Style Sheet.</text:p>
      <text:list text:style-name="LFO1" text:continue-numbering="true">
        <text:list-item>
          <text:p text:style-name="P3">Wat kan je met CSS doen?</text:p>
        </text:list-item>
      </text:list>
      <text:p text:style-name="P4">Je kan je website er mee stylen.</text:p>
      <text:list text:style-name="LFO1" text:continue-numbering="true">
        <text:list-item>
          <text:p text:style-name="P5">Wat is het verschil tussen HTML en CSS?</text:p>
        </text:list-item>
      </text:list>
      <text:p text:style-name="P6">HTML is een opmaaktaal die wordt gebruikt om de structuur van een webpagina te maken en css is om de webpagina/blog te stylen.</text:p>
      <text:list text:style-name="LFO1" text:continue-numbering="true">
        <text:list-item>
          <text:p text:style-name="P7">Op hoeveel manieren kan je CSS toevoegen aan je HTML-code?</text:p>
        </text:list-item>
      </text:list>
      <text:p text:style-name="P8">Op drie manieren.</text:p>
      <text:list text:style-name="LFO1" text:continue-numbering="true">
        <text:list-item>
          <text:p text:style-name="P9">Geef van iedere manier een voorbeeld.</text:p>
        </text:list-item>
      </text:list>
      <text:p text:style-name="P10">Inline: met behulp van een stijl attribuut in HTML.</text:p>
      <text:p text:style-name="P11">Intern met behulp van een style element in de head van het document.</text:p>
      <text:p text:style-name="P12">Extern met behulp van een meer of externe CSS bestanden.</text:p>
      <text:list text:style-name="LFO1" text:continue-numbering="true">
        <text:list-item>
          <text:p text:style-name="P13">Welke manier is het beste? Waarom?</text:p>
        </text:list-item>
      </text:list>
      <text:p text:style-name="P14">Inline: met behulp van een stijl attribuut in HTML.</text:p>
      <text:list text:style-name="LFO1" text:continue-numbering="true">
        <text:list-item>
          <text:p text:style-name="P15">Wat is een selector?</text:p>
        </text:list-item>
      </text:list>
      <text:p text:style-name="P16">Met een selector selecteer je de HTML elements die je wilt stylen.</text:p>
      <text:list text:style-name="LFO1" text:continue-numbering="true">
        <text:list-item>
          <text:p text:style-name="P17">Wat is een declaratieblok?</text:p>
        </text:list-item>
      </text:list>
      <text:p text:style-name="P18">Het is een CSS eigenschap met een waarde en tot slot een puntkomma ;</text:p>
      <text:list text:style-name="LFO1" text:continue-numbering="true">
        <text:list-item>
          <text:p text:style-name="P19">Wat kan er beter bij onderstaande CSS?</text:p>
        </text:list-item>
      </text:list>
      <text:p text:style-name="P20">10. Wat doet “tekst-align: justify”? Geef een voorbeeld middels een screenshot.</text:p>
      <text:p text:style-name="P21">11. Wat is een class?</text:p>
      <text:p text:style-name="P22">Een CSS is een attribuut om een groep te<text:s/>definieren van HTML elementen.</text:p>
      <text:p text:style-name="P23">12. Wat is een id?</text:p>
      <text:p text:style-name="P24">The waarde van de id attribuut moet uniek zijn binnen de HTML document</text:p>
      <text:p text:style-name="P25">13. Wat is het verschil tussen een class en een id?</text:p>
      <text:p text:style-name="P26">Het verschil tussen class en id is dat het id attribuut een element uniek bepaalt op een pagina.</text:p>
      <text:p text:style-name="P27">14. Wat is he verschil tussen margin en padding?</text:p>
      <text:p text:style-name="P28">In CSS is een marge de ruimte rond de rand van een element, terwijl opvulling de ruimte is tussen de rand van een element en de inhoud van het element</text:p>
      <text:p text:style-name="P29"/>
      <text:p text:style-name="P30"/>
      <text:soft-page-break/>
      <text:p text:style-name="Normal">16. Wat is het verschil tussen een block-level-element en een inline-element</text:p>
      <text:p text:style-name="P31">Een block level element begint altijd op een nieuwe regel en neemt de volle breedte van het browservenster in. Het strekt zich uit naar linke en rechts uit zo ver als het kan. Een inline element start niet op een nieuwe regel en bestaat slechts zo veel breedte als het nodig heeft om wat erin staat weer te geven.</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 Denslagen</meta:initial-creator>
    <dc:creator>Jeno Denslagen</dc:creator>
    <meta:creation-date>2022-10-14T07:56:00Z</meta:creation-date>
    <dc:date>2022-10-14T07:56:00Z</dc:date>
    <meta:template xlink:href="Normal" xlink:type="simple"/>
    <meta:editing-cycles>2</meta:editing-cycles>
    <meta:editing-duration>PT0S</meta:editing-duration>
    <meta:document-statistic meta:page-count="2" meta:paragraph-count="3" meta:word-count="280" meta:character-count="1876" meta:row-count="13" meta:non-whitespace-character-count="1599"/>
  </office:meta>
</office:document-meta>
</file>